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200%"/>
      <style:text-properties style:font-name="Georgia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P Bulgaria онлайн магазин - изисквания</text:h>
      <text:list xml:id="list2079714081" text:style-name="L1">
        <text:list-item>
          <text:p text:style-name="P1">Какво точно искате да продавате?</text:p>
        </text:list-item>
        <text:list-item>
          <text:p text:style-name="P1">На какви категории/подкатегории ще е разделено менюто?</text:p>
        </text:list-item>
        <text:list-item>
          <text:p text:style-name="P1">Какъв е процесът на продажба?</text:p>
        </text:list-item>
        <text:list-item>
          <text:p text:style-name="P1">Каква информация трябва да ви даде клиента при поръчката на продукт?</text:p>
        </text:list-item>
        <text:list-item>
          <text:p text:style-name="P1">Как ще обработвате тази информация? Каква е вашата роля?</text:p>
        </text:list-item>
        <text:list-item>
          <text:p text:style-name="P1">Какъв хостинг ще използвате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1.1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5in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title/>IP Bulgaria онлайн магазин <text:s/><text:date style:data-style-name="N37" text:date-value="2010-03-19T12:06:01.99" text:fixed="true">03/19/1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9T11:18:26</meta:creation-date>
    <dc:date>2010-03-19T12:07:52</dc:date>
    <meta:editing-duration>PT00H18M15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58" meta:character-count="355"/>
  </office:meta>
</office:document-meta>
</file>